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paragraph-properties fo:margin-left="0.009cm" fo:margin-right="0.009cm" fo:text-indent="-0.026cm" style:auto-text-indent="false">
        <style:tab-stops/>
      </style:paragraph-properties>
      <style:text-properties fo:color="#ffffff" fo:font-style="normal" style:font-style-asian="normal" style:font-style-complex="normal"/>
    </style:style>
    <style:style style:name="P3" style:family="paragraph" style:parent-style-name="Table_20_Heading">
      <style:paragraph-properties fo:margin-left="-0.018cm" fo:margin-right="-0.018cm" fo:text-indent="0cm" style:auto-text-indent="false"/>
      <style:text-properties fo:color="#ffffff" fo:font-style="normal" style:font-style-asian="normal" style:font-style-complex="normal"/>
    </style:style>
    <style:style style:name="P4" style:family="paragraph" style:parent-style-name="Table_20_Heading">
      <style:paragraph-properties fo:margin-left="0.009cm" fo:margin-right="0.009cm" fo:text-indent="0.026cm" style:auto-text-indent="false"/>
      <style:text-properties fo:color="#ffffff" fo:font-style="normal" style:font-style-asian="normal" style:font-style-complex="normal"/>
    </style:style>
    <style:style style:name="P5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margin-left="-0.018cm" fo:margin-right="-0.018cm" fo:text-align="center" style:justify-single-word="false" fo:text-indent="0.026cm" style:auto-text-indent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margin-left="0.009cm" fo:margin-right="0.009cm" fo:text-align="center" style:justify-single-word="false" fo:text-indent="0.026cm" style:auto-text-indent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margin-left="-0.018cm" fo:margin-right="-0.018cm" fo:text-align="center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508cm" style:auto-text-indent="false" style:text-autospace="non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508cm" style:auto-text-indent="false" style:text-autospace="none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1.535cm" style:auto-text-indent="false" style:text-autospace="non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1.535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</style:style>
    <style:style style:name="P17" style:family="paragraph" style:parent-style-name="Corpo_20_Fluxo">
      <style:paragraph-properties fo:margin-left="0cm" fo:margin-right="0cm" fo:text-indent="1.508cm" style:auto-text-indent="false"/>
    </style:style>
    <style:style style:name="P18" style:family="paragraph" style:parent-style-name="Standard">
      <style:paragraph-properties fo:margin-left="0cm" fo:margin-right="0cm" fo:text-indent="1.508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3">Última Mudança</text:p>
            </table:table-cell>
            <table:table-cell table:style-name="Tabela1.A1" office:value-type="string">
              <text:p text:style-name="P4">Responsáveis</text:p>
            </table:table-cell>
            <table:table-cell table:style-name="Tabela1.D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5">0.1</text:p>
          </table:table-cell>
          <table:table-cell table:style-name="Tabela1.A2" office:value-type="string">
            <text:p text:style-name="P6">08/06/2006</text:p>
          </table:table-cell>
          <table:table-cell table:style-name="Tabela1.A2" office:value-type="string">
            <text:p text:style-name="P7">A1,A2,A11,A12,A13,A14 e A7(Gerente)</text:p>
          </table:table-cell>
          <table:table-cell table:style-name="Tabela1.D2" office:value-type="string">
            <text:p text:style-name="P8">Revisão dos casos de uso.</text:p>
          </table:table-cell>
        </table:table-row>
      </table:table>
      <text:p text:style-name="P1"/>
      <text:p text:style-name="P9"/>
      <text:p text:style-name="P9"/>
      <text:p text:style-name="P9">ESPECIFICAÇÃO DOS CASOS DE USO DISCENTE</text:p>
      <text:p text:style-name="P10"/>
      <text:p text:style-name="P10"><text:span text:style-name="T1">Preâmbulo: </text:span>O gerenciamento da instituição envolve o acompanhamento da vida acadêmica de alunos. Neste documento estão descritos os casos de uso que auxiliam as atividades da instituição da perspectiva do dia-a-dia administrativo dos alunos.</text:p>
      <text:p text:style-name="P11"/>
      <text:p text:style-name="P11"/>
      <text:p text:style-name="P9">1 - Caso de Uso C.D.1 - Alterar Situação de Aluno</text:p>
      <text:p text:style-name="P9">ID: C.D.1</text:p>
      <text:p text:style-name="P9">Atores: Secretaria</text:p>
      <text:p text:style-name="P9"/>
      <text:p text:style-name="P9">Propósito:<text:span text:style-name="T2"> </text:span><text:span text:style-name="T3">Este caso de uso tem como função alterar a situação de um aluno.</text:span></text:p>
      <text:p text:style-name="P9"/>
      <text:p text:style-name="P10"><text:span text:style-name="T1">Descrição: </text:span>A situação de um aluno sofre alterações pela secretaria ao longo do programa do qual participa. Todas as situações devem ser mantidas em um registro cronológico, indicando o motivo e, se for o caso, o usuário que efetuou a alteração. Dessa forma, pode-se recuperar a “história” do aluno no programa em questão.</text:p>
      <text:p text:style-name="P9"/>
      <text:p text:style-name="P9">1.1<text:tab/>Fluxo Básico</text:p>
      <text:p text:style-name="P9"/>
      <text:p text:style-name="P12">01 <text:s/>Secretaria solicita ao Sistema uma alteração de situação do Aluno;</text:p>
      <text:p text:style-name="P13"><text:span text:style-name="T4">02 <text:s/>Iniciar caso de uso </text:span><text:span text:style-name="T5">Selecionar Aluno</text:span><text:span text:style-name="T4">;</text:span></text:p>
      <text:p text:style-name="P12">03 <text:s/>Secretaria informa a nova situação do Aluno;</text:p>
      <text:p text:style-name="P12">04 <text:s/>Secretaria requisita a confirmação da operação;</text:p>
      <text:p text:style-name="P12">05 <text:s/>Sistema confirma a operação, alterando a situação do Aluno.</text:p>
      <text:p text:style-name="P9"/>
      <text:p text:style-name="P9">1.2<text:tab/>Fluxo Alternativo</text:p>
      <text:p text:style-name="P9"/>
      <text:p text:style-name="P14">No item 04, o sistema exibe mensagem contendo campos obrigatórios que não foram preenchidos e aqueles contendo informações inconsistentes, o sistema sugere que sejam <text:tab/>fornecidas e alteradas, respectivamente.</text:p>
      <text:p text:style-name="P14">No item 04, caso a nova situação do Aluno seja de desligamento, o desligamento seja por não efetuar matrícula, e o sistema encontre uma matrícula para o Aluno, caso de uso termina.</text:p>
      <text:p text:style-name="P14">No item 04, caso a nova situação do Aluno seja de desligamento, o desligamento seja por faltas, e o sistema verificar que o Aluno possui a freqüência mínima para aprovação, caso de uso termina.</text:p>
      <text:p text:style-name="P14">No item 04, caso a nova situação do Aluno seja de desligamento, o desligamento seja por avaliação de desempenho, e o sistema verificar que o Aluno possui desempenho suficiente para ser aprovado, caso de uso termina.</text:p>
      <text:p text:style-name="P14">No item 04, caso a nova situação do Aluno seja de desligamento, o desligamento seja por reprovação em exame de qualificação, e o sistema verificar que o Aluno foi aprovado, caso de uso termina.</text:p>
      <text:p text:style-name="P14">No item 04, caso a nova situação do Aluno seja de desligamento, o desligamento seja por não comprovar integralização curricular no prazo máximo estabelecido pelo regulamento de cada programa, e o sistema verificar que o Aluno integralizou, caso de uso termina.</text:p>
      <text:p text:style-name="P15">No item 04, caso a nova situação do Aluno seja de trancamento e o Aluno não possua a concessão da coordenação, caso de uso termina.</text:p>
      <text:p text:style-name="P15">No item 04, caso a nova situação do Aluno seja de trancamento e o Aluno esteja durante a vigência da prorrogação de prazo para a conclusão do produto final, caso de uso termina.</text:p>
      <text:p text:style-name="P15">No item 04, caso a nova situação do Aluno seja de trancamento e o Aluno esteja fora do período letivo em execução, caso de uso termina.</text:p>
      <text:p text:style-name="P9"/>
      <text:p text:style-name="P16"><text:span text:style-name="T6">Referência: <text:s/></text:span><text:span text:style-name="T4">RN 12.16, RN 12.11, RN 12.12, RN 6.8, RN 6.7, RN 6.9, RN 6.10, RN 6.2, RN 6.3, RN 6.5, RN 6.6</text:span></text:p>
      <text:p text:style-name="P10"/>
      <text:p text:style-name="P10"/>
      <text:p text:style-name="P9">2 - Caso de Uso C.D.2 - Manutenir Inscrição em Disciplina</text:p>
      <text:p text:style-name="P9">ID: C.D.2</text:p>
      <text:p text:style-name="P9">Atores: Aluno</text:p>
      <text:p text:style-name="P9"/>
      <text:p text:style-name="P9">Propósito: <text:span text:style-name="T2">Este caso de uso tem como função manuteir inscrição em uma disciplina.</text:span></text:p>
      <text:p text:style-name="P9"/>
      <text:p text:style-name="P10"><text:span text:style-name="T1">Descrição: </text:span>Através da execução deste caso de uso, as atividades de inscrição e cancelamento em disciplina pelo aluno são realizadas. Em ambos os casos, o aluno identifica a disciplina pertinente e registra a sua intenção. Em qualquer caso, o sistema deverá exibir: (a) o tempo de curso; (b) tempo para concluir; (c) créditos obtidos e (d) créditos para concluir. </text:p>
      <text:p text:style-name="P9"/>
      <text:p text:style-name="P9">2.1<text:tab/>Fluxo Básico</text:p>
      <text:p text:style-name="P17"/>
      <text:p text:style-name="P17">01 <text:s/>Aluno requisita ao sistema sua inscrição em uma nova disciplina;</text:p>
      <text:p text:style-name="P17"><text:span text:style-name="T4">02 <text:s/>Iniciar caso de uso </text:span><text:span text:style-name="T5">Selecionar Disciplina</text:span><text:span text:style-name="T4">;</text:span></text:p>
      <text:p text:style-name="P17">03 <text:s/>Sistema exibe as informações e as vagas existentes na disciplina selecionada;</text:p>
      <text:p text:style-name="P17">04 <text:s/>Aluno requisita a inscrição em disciplina;</text:p>
      <text:p text:style-name="P17">05 <text:s/>Sistema registra a inscrição associando o Aluno na disciplina.</text:p>
      <text:p text:style-name="P17"/>
      <text:p text:style-name="P9">2.2<text:tab/>Fluxo Alternativo</text:p>
      <text:p text:style-name="P9"/>
      <text:p text:style-name="P12">No item 04, o sistema exibe mensagem contendo campos obrigatórios que não foram preenchidos e aqueles contendo informações inconsistentes, o sistema sugere que sejam fornecidas e alteradas, respectivamente.</text:p>
      <text:p text:style-name="P12">No item 04, caso a atividade seja inscrição em disciplina e o aluno já tenha sido aprovado nesta disciplina, o caso de uso termina.</text:p>
      <text:p text:style-name="P12">No item 04, caso a atividade seja inscrição em disciplina e esteja fora d<text:span text:style-name="T7">a época fixada pelo calendário acadêmico, o caso de uso termina.</text:span></text:p>
      <text:p text:style-name="P18">No item 04, caso a atividade seja cancelamento em disciplina <text:s/>e tenha completado 30% das atividades previstas para a disciplina, e não possua autorização do CPG, o caso de uso termina.</text:p>
      <text:p text:style-name="P18">No item 04, caso a atividade seja cancelamento em disciplina <text:s/>e não possua as devidas justificativas e aquiescência do orientador, o caso de uso termina.</text:p>
      <text:p text:style-name="P10"/>
      <text:p text:style-name="P16"><text:span text:style-name="T6">Referência: </text:span><text:span text:style-name="T4">RN 7.3, RN 7.4, RN 7.5, RN 7.6, RN 7.12, RN 7.13</text:span></text:p>
      <text:p text:style-name="P9"/>
      <text:p text:style-name="P9"/>
      <text:p text:style-name="P9">3 - Caso de Uso C.D.3 - Manutenir Estágio de Docência</text:p>
      <text:p text:style-name="P9">ID: C.D.3</text:p>
      <text:p text:style-name="P9">Atores: Docente</text:p>
      <text:p text:style-name="P9"/>
      <text:p text:style-name="P9">Propósito: <text:span text:style-name="T2">Este caso de uso tem como função manuteir estágio de docência.</text:span></text:p>
      <text:p text:style-name="P9"/>
      <text:p text:style-name="P10"><text:span text:style-name="T1">Descrição: </text:span>A indicação do docente-orientador, o período do estágio e o resultado obtido deverão ser registrados no sistema. </text:p>
      <text:p text:style-name="P9"/>
      <text:p text:style-name="P9">3.1<text:tab/>Fluxo Básico</text:p>
      <text:p text:style-name="P9"/>
      <text:p text:style-name="P13"><text:span text:style-name="T4">01 <text:s/>Iniciar caso de uso </text:span><text:span text:style-name="T5">Selecionar Aluno</text:span><text:span text:style-name="T4">;</text:span></text:p>
      <text:p text:style-name="P12">02 <text:s/>Docente preenche informações para manutenir estágio de docência;</text:p>
      <text:p text:style-name="P12">03 <text:s/>Docente requisita a confirmação da operação;</text:p>
      <text:p text:style-name="P12">04 <text:s/>Sistema confirma a operação, disponibilizando as informações do Estágio..</text:p>
      <text:p text:style-name="P9"/>
      <text:p text:style-name="P9">3.2<text:tab/>Fluxo Alternativo</text:p>
      <text:p text:style-name="P9"/>
      <text:p text:style-name="P12">No item 03, o sistema exibe mensagem contendo campos obrigatórios que não foram preenchidos e aqueles contendo informações inconsistentes, o sistema sugere que sejam fornecidas e alteradas, respectivamente.</text:p>
      <text:p text:style-name="P10"/>
      <text:p text:style-name="P16"><text:span text:style-name="T6">Referência: </text:span><text:span text:style-name="T4">RN 8.1, RN 8.2, RN 8.3</text:span></text:p>
      <text:p text:style-name="P9"/>
      <text:p text:style-name="P9"/>
      <text:p text:style-name="P9">4 - Caso de Uso C.D.4 - Matricular Aluno</text:p>
      <text:p text:style-name="P9">ID: C.D.4</text:p>
      <text:p text:style-name="P9">Atores: Aluno</text:p>
      <text:p text:style-name="P9"/>
      <text:p text:style-name="P9">Propósito:<text:span text:style-name="T2"> <text:s/>Este caso de uso tem como função realizar a matrícula do aluno.</text:span></text:p>
      <text:p text:style-name="P9"/>
      <text:p text:style-name="P10"><text:span text:style-name="T1">Descrição: </text:span>Ao longo do curso o aluno terá que efetuar matrículas periódicas, conforme a freqüência do programa. </text:p>
      <text:p text:style-name="P9"/>
      <text:p text:style-name="P9">4.1<text:tab/>Fluxo Básico</text:p>
      <text:p text:style-name="P9"/>
      <text:p text:style-name="P13"><text:span text:style-name="T4">01 <text:s/>Iniciar caso de uso </text:span><text:span text:style-name="T5">Selecionar Aluno</text:span><text:span text:style-name="T4">;</text:span></text:p>
      <text:p text:style-name="P12">02 <text:s/>Aluno preenche as informações para efetuar sua matrícula;</text:p>
      <text:p text:style-name="P12">03 <text:s/>Aluno requisita a confirmação da operação;</text:p>
      <text:p text:style-name="P12">04 <text:s/>Sistema confirma a operação registrando a matrícula do Aluno;</text:p>
      <text:p text:style-name="P10"/>
      <text:p text:style-name="P9">4.2<text:tab/>Fluxo Alternativo</text:p>
      <text:p text:style-name="P9"/>
      <text:p text:style-name="P12">No item 03, o sistema exibe mensagem contendo campos obrigatórios que não foram preenchidos e aqueles contendo informações inconsistentes, o sistema sugere que sejam fornecidas e alteradas, respectivamente.</text:p>
      <text:p text:style-name="P12">No item 03, caso o Aluno tente efetuar a matrícula fora do período estipulado no edital, o caso de uso termina.</text:p>
      <text:p text:style-name="P12">No item 03, caso o aluno esteja efetuando matrícula no programa de Pós-Graduação e não possui a titulação mínima de graduação, o caso de uso termina.</text:p>
      <text:p text:style-name="P12">No item 03, caso o aluno esteja efetuando matrícula no programa de Pós-Graduação e não possui autorização do orientador, o caso de uso termina.</text:p>
      <text:p text:style-name="P18">No item 03, caso o aluno já esteja matriculado em um programa de Pós-Graduação e queira fazer matrícula em um outro, o caso de uso termina.</text:p>
      <text:p text:style-name="P18">No item 03, caso o aluno já tenha realizado a defesa do mesmo, o caso de uso termina.</text:p>
      <text:p text:style-name="P10"/>
      <text:p text:style-name="P16"><text:span text:style-name="T6">Referência: </text:span><text:span text:style-name="T4">RN 12.1, RN 12.2,</text:span><text:span text:style-name="T6"> </text:span><text:span text:style-name="T4">RN 12.3,</text:span><text:span text:style-name="T6"> </text:span><text:span text:style-name="T4">RN 12.4,</text:span><text:span text:style-name="T6"> </text:span><text:span text:style-name="T4">RN 12.5,</text:span><text:span text:style-name="T6"> </text:span><text:span text:style-name="T4">RN 12.6,</text:span><text:span text:style-name="T6"> </text:span><text:span text:style-name="T4">RN 12.7, RN 12.8, RN 12.9, RN 12.10, RN 3.11, RN 14.1, RN 14.8, RN 14.9, RN 14.10, RN 14.11.</text:span></text:p>
      <text:p text:style-name="P9"/>
      <text:p text:style-name="P9"/>
      <text:p text:style-name="P9">5 - Caso de Uso C.D.5 - Acompanhar Auxílio</text:p>
      <text:p text:style-name="P9">ID: C.D.5</text:p>
      <text:p text:style-name="P9">Atores: Secretaria</text:p>
      <text:p text:style-name="P9"/>
      <text:p text:style-name="P9">Propósito: <text:span text:style-name="T2">Este caso de uso tem como função acompanhar o auxílio oferecido pelo CNPq e pela UFG.</text:span></text:p>
      <text:p text:style-name="P9"/>
      <text:p text:style-name="P10"><text:span text:style-name="T1">Descrição: </text:span>Alunos podem receber auxílio de várias fontes, em períodos distintos. Este caso de uso permite a secretaria acompanhar os auxílios recebidos pelos alunos. Por exemplo, o aluno pode receber, inicialmente, auxílio oferecido pelo CNPq e, posteriormente, da própria UFG. Os períodos correspondentes aos auxílios, os respectivos órgãos de fomento e os valores mensais fornecidos por estes órgãos estão entre as informações a serem manipuladas.</text:p>
      <text:p text:style-name="P9"/>
      <text:p text:style-name="P9">5.1<text:tab/>Fluxo Básico</text:p>
      <text:p text:style-name="P9"/>
      <text:p text:style-name="P13"><text:span text:style-name="T4">01 <text:s/>Iniciar caso de uso </text:span><text:span text:style-name="T5">Selecionar Aluno</text:span><text:span text:style-name="T4">;</text:span></text:p>
      <text:p text:style-name="P12">02 <text:s/>Secretaria preenche as informações para registrar o Auxílio;</text:p>
      <text:p text:style-name="P12">03 <text:s/>Secretaria requisita a confirmação da operação;</text:p>
      <text:p text:style-name="P12">04 <text:s/>Sistema confirma a operação, registrando o Auxílio.</text:p>
      <text:p text:style-name="P10"/>
      <text:p text:style-name="P9">5.2<text:tab/>Fluxo Alternativo</text:p>
      <text:p text:style-name="P9"/>
      <text:p text:style-name="P12">No item 03, o sistema exibe mensagem contendo campos obrigatórios que não foram preenchidos e aqueles contendo informações inconsistentes, o sistema sugere que sejam fornecidas e alteradas, respectivamente.</text:p>
      <text:p text:style-name="P9"/>
      <text:p text:style-name="P16"><text:span text:style-name="T6">Referência: </text:span><text:span text:style-name="T4">RN 2.1</text:span></text:p>
      <text:p text:style-name="P9"/>
      <text:p text:style-name="P9"/>
      <text:p text:style-name="P9">6 - Caso de Uso C.D.6 - Cadastrar Exame de Qualificação</text:p>
      <text:p text:style-name="P9">ID: C.D.6</text:p>
      <text:p text:style-name="P9">Atores: Coordenação</text:p>
      <text:p text:style-name="P9"/>
      <text:p text:style-name="P9">Propósito: <text:span text:style-name="T2">Este caso de uso tem como função cadastrar o exame de qualificação realizado antes da defesa.</text:span></text:p>
      <text:p text:style-name="P9"/>
      <text:p text:style-name="P10"><text:span text:style-name="T1">Descrição: </text:span>Após a integralização curricular e outras atividades a serem cumpridas antes da defesa de dissertação ou tese, o aluno deverá submeter-se ao exame de qualificação. Muitos programas, inclusive aqueles do nível de mestrado, exigem a aprovação em exame de qualificação antes da defesa. Neste caso de uso, a coordenação irá registrar o momento e as pessoas envolvidas, o resultado e comentários oportunos. </text:p>
      <text:p text:style-name="P9"/>
      <text:p text:style-name="P9">6.1<text:tab/>Fluxo Básico</text:p>
      <text:p text:style-name="P9"/>
      <text:p text:style-name="P13"><text:span text:style-name="T4">01 <text:s/>Iniciar caso de uso </text:span><text:span text:style-name="T5">Selecionar Aluno</text:span><text:span text:style-name="T4">;</text:span></text:p>
      <text:p text:style-name="P12">02 Coordenação preenche as informações </text:p>
      <text:p text:style-name="P12">03 Coordenação requisita a confirmação da operação;</text:p>
      <text:p text:style-name="P12">04 <text:s/>Sistema confirma a operação e registra o Exame de Qualificação.</text:p>
      <text:p text:style-name="P10"/>
      <text:p text:style-name="P9">6.2<text:tab/>Fluxo Alternativo</text:p>
      <text:p text:style-name="P9"/>
      <text:p text:style-name="P12">No item 03, o sistema exibe mensagem contendo campos obrigatórios que não foram preenchidos e aqueles contendo informações inconsistentes, o sistema sugere que sejam fornecidas e alteradas, respectivamente.</text:p>
      <text:p text:style-name="P12">No item 02, caso o Aluno não tenha autorização do Orientador para realizar o exame, caso de uso termina.</text:p>
      <text:p text:style-name="P10"/>
      <text:p text:style-name="P16"><text:span text:style-name="T6">Referência: </text:span><text:span text:style-name="T4">RN 10.1, RN 10.2, RN 10.3, RN 4.2</text:span></text:p>
      <text:p text:style-name="P9"/>
      <text:p text:style-name="P9"/>
      <text:p text:style-name="P9">7- Caso de Uso C.D.7 - Selecionar Aluno</text:p>
      <text:p text:style-name="P9">ID: C.D.7</text:p>
      <text:p text:style-name="P9">Atores: Todos usuários do sistema</text:p>
      <text:p text:style-name="P9"/>
      <text:p text:style-name="P9">Propósito: <text:span text:style-name="T2">Este caso de uso tem como função selecionar o aluno.</text:span></text:p>
      <text:p text:style-name="P9"/>
      <text:p text:style-name="P10"><text:span text:style-name="T1">Descrição: </text:span>Operação executada por um usuário, o qual pode ser qualquer ator do sistema, para selecionar um Aluno.</text:p>
      <text:p text:style-name="P9"/>
      <text:p text:style-name="P9">7.1<text:tab/>Fluxo Básico</text:p>
      <text:p text:style-name="P9"/>
      <text:p text:style-name="P12">01 <text:s/>Usuário preenche as informações para selecionar Aluno;</text:p>
      <text:p text:style-name="P12">02 <text:s/>Sistema disponibiliza o(s) aluno(s) de acordo com as informações;</text:p>
      <text:p text:style-name="P12">03 <text:s/>Usuário seleciona o Aluno;</text:p>
      <text:p text:style-name="P12">04 <text:s/>Usuário requisita a confirmação da operação;</text:p>
      <text:p text:style-name="P12">05 <text:s/>Sistema confirma a operação selecionando o Aluno.</text:p>
      <text:p text:style-name="P10"/>
      <text:p text:style-name="P9">7.2<text:tab/>Fluxo Alternativo</text:p>
      <text:p text:style-name="P9"/>
      <text:p text:style-name="P12">No item 04, o sistema exibe mensagem contendo campos obrigatórios que não foram preenchidos e aqueles contendo informações inconsistentes, o sistema sugere que sejam fornecidas e alteradas, respectivamente.</text:p>
      <text:p text:style-name="P10"/>
      <text:p text:style-name="P16"><text:span text:style-name="T6">Referência: </text:span><text:span text:style-name="T4">Não se aplica.</text:span><text:span text:style-name="T6"> </text:span></text:p>
      <text:p text:style-name="P10"/>
      <text:p text:style-name="P10"/>
      <text:p text:style-name="P9">8- Caso de Uso C.D.8 – Requerer Desligamento do Aluno</text:p>
      <text:p text:style-name="P9">ID: C.D.8</text:p>
      <text:p text:style-name="P9">Atores: Aluno</text:p>
      <text:p text:style-name="P9"/>
      <text:p text:style-name="P9">Propósito:<text:span text:style-name="T2"> <text:s/>Este caso de uso tem como função requerer o desligamento do aluno.</text:span></text:p>
      <text:p text:style-name="P9"/>
      <text:p text:style-name="P10"><text:span text:style-name="T1">Descrição: </text:span>Este caso de uso permite ao Aluno requerer seu desligamento da Instituição.</text:p>
      <text:p text:style-name="P9"/>
      <text:p text:style-name="P9">8.1<text:tab/>Fluxo Básico</text:p>
      <text:p text:style-name="P9"/>
      <text:p text:style-name="P12">01 <text:s/>Aluno preenche as informações para requerer desligamento;</text:p>
      <text:p text:style-name="P13"><text:span text:style-name="T4">02 <text:s/>Iniciar caso de uso </text:span><text:span text:style-name="T5">Preencher requerimento</text:span><text:span text:style-name="T4">;</text:span></text:p>
      <text:p text:style-name="P13"><text:span text:style-name="T4">03 <text:s/>Iniciar caso de uso </text:span><text:span text:style-name="T5">Registrar requerimento</text:span><text:span text:style-name="T4">;</text:span></text:p>
      <text:p text:style-name="P12">04 <text:s/>Aluno requisita a confirmação da operação;</text:p>
      <text:p text:style-name="P12">05 <text:s/>Sistema confirma a operação.</text:p>
      <text:p text:style-name="P10"/>
      <text:p text:style-name="P9">8.2<text:tab/>Fluxo Alternativo</text:p>
      <text:p text:style-name="P9"/>
      <text:p text:style-name="P12">Não possui fluxo alternativo.</text:p>
      <text:p text:style-name="P10"/>
      <text:p text:style-name="P16"><text:span text:style-name="T6">Referência: </text:span><text:span text:style-name="T4">RN 6.1</text:span></text:p>
      <text:p text:style-name="P10"/>
      <text:p text:style-name="P10"/>
      <text:p text:style-name="P9">9- Caso de Uso C.D.9 – Requerer Trancamento do Aluno</text:p>
      <text:p text:style-name="P9">ID: C.D.9</text:p>
      <text:p text:style-name="P9">Atores: Aluno</text:p>
      <text:p text:style-name="P9"/>
      <text:p text:style-name="P9">Propósito: <text:span text:style-name="T2">Este caso de uso tem como função requerer o trancamento do aluno.</text:span></text:p>
      <text:p text:style-name="P9"/>
      <text:p text:style-name="P10"><text:span text:style-name="T1">Descrição: </text:span>Este caso de uso permite ao Aluno requerer seu trancamento de matrícula na Instituição.</text:p>
      <text:p text:style-name="P9"/>
      <text:p text:style-name="P9">9.1<text:tab/>Fluxo Básico</text:p>
      <text:p text:style-name="P9"/>
      <text:p text:style-name="P12">01 <text:s/>Aluno preenche as informações para requerer trancamento;</text:p>
      <text:p text:style-name="P13"><text:span text:style-name="T4">02 <text:s/>Iniciar caso de uso </text:span><text:span text:style-name="T5">Preencher requerimento</text:span><text:span text:style-name="T4">;</text:span></text:p>
      <text:p text:style-name="P13"><text:span text:style-name="T4">03 <text:s/>Iniciar caso de uso </text:span><text:span text:style-name="T5">Registrar requerimento</text:span><text:span text:style-name="T4">;</text:span></text:p>
      <text:p text:style-name="P12">04 <text:s/>Aluno requisita a confirmação da operação;</text:p>
      <text:p text:style-name="P12">05 <text:s/>Sistema confirma a operação.</text:p>
      <text:p text:style-name="P10"/>
      <text:p text:style-name="P9">9.2<text:tab/>Fluxo Alternativo</text:p>
      <text:p text:style-name="P9"/>
      <text:p text:style-name="P12">No item 04, caso o Aluno não possua a justificativa expressa do orientador, o caso de uso termina. </text:p>
      <text:p text:style-name="P10"/>
      <text:p text:style-name="P16"><text:span text:style-name="T6">Referência: </text:span><text:span text:style-name="T4">RN 12.13</text:span></text:p>
      <text:p text:style-name="P10"/>
      <text:p text:style-name="P10"/>
      <text:p text:style-name="P9">10 - Caso de Uso C.D.10 - Cadastrar Exame de Suficiência</text:p>
      <text:p text:style-name="P9">ID: C.D.10</text:p>
      <text:p text:style-name="P9">Atores: Coordenação</text:p>
      <text:p text:style-name="P9"/>
      <text:p text:style-name="P9">Propósito: <text:span text:style-name="T2">Este caso de uso tem como função cadastrar o exame de suficiência.</text:span></text:p>
      <text:p text:style-name="P9"/>
      <text:p text:style-name="P10"><text:span text:style-name="T1">Descrição: </text:span>Os Alunos com extraordinário domínio do conteúdo poderão solicitar a coordenação exame de suficiência para aproveitamento de disciplina. <text:s/>Neste caso de uso, a coordenação irá registrar o resultado desse exame e se necessário comentários oportunos.</text:p>
      <text:p text:style-name="P9"/>
      <text:p text:style-name="P9">10.1<text:tab/>Fluxo Básico</text:p>
      <text:p text:style-name="P9"/>
      <text:p text:style-name="P13"><text:span text:style-name="T4">01 <text:s/>Iniciar caso de uso </text:span><text:span text:style-name="T5">Selecionar Aluno</text:span><text:span text:style-name="T4">;</text:span></text:p>
      <text:p text:style-name="P12">02 <text:s/>Coordenação preenche as informações para cadastrar exame de suficiência;</text:p>
      <text:p text:style-name="P12">03 <text:s/>Coordenação requisita a confirmação da operação;</text:p>
      <text:p text:style-name="P12">04 <text:s/>Sistema confirma a operação, registrando o Exame de Suficiência.</text:p>
      <text:p text:style-name="P10"/>
      <text:p text:style-name="P9">10.2<text:tab/>Fluxo Alternativo</text:p>
      <text:p text:style-name="P9"/>
      <text:p text:style-name="P12">No item 03, o sistema exibe mensagem contendo campos obrigatórios que não foram preenchidos e aqueles contendo informações inconsistentes, o sistema sugere que sejam fornecidas e alteradas, respectivamente.</text:p>
      <text:p text:style-name="P12">No item 03, caso o Aluno tenha sido reprovado nos exames de suficiência em língua(s) estrangeira(s) dentro dos prazos estabelecidos, o Aluno será desligado.</text:p>
      <text:p text:style-name="P10"/>
      <text:p text:style-name="P16"><text:span text:style-name="T6">Referência: </text:span><text:span text:style-name="T4">RN 6.4, RN 18.1, RN 18.2, RN 18.3, RN 7.33, RN 7.32, RN 14.7, RN 7.28, RN 7.29, RN 7.30, RN 7.35.</text:span></text:p>
      <text:p text:style-name="P9"/>
      <text:p text:style-name="P10"/>
      <text:p text:style-name="P9">11 - Caso de Uso C.D.11 - Requerer Exame de Suficiência</text:p>
      <text:p text:style-name="P9">ID: C.D.11</text:p>
      <text:p text:style-name="P9">Atores: Aluno</text:p>
      <text:p text:style-name="P9"/>
      <text:p text:style-name="P9">Propósito: <text:span text:style-name="T2">Este caso de uso tem como função requerer o exame de suficiência.</text:span></text:p>
      <text:p text:style-name="P9"/>
      <text:p text:style-name="P10"><text:span text:style-name="T1">Descrição: </text:span>Este caso de uso permite a um Aluno requerer um Exame de Suficiência.</text:p>
      <text:p text:style-name="P9"/>
      <text:p text:style-name="P9">11.1<text:tab/>Fluxo Básico</text:p>
      <text:p text:style-name="P9"/>
      <text:p text:style-name="P12">01 <text:s/>Aluno preenche as informações para requerer Exame de Suficiência;</text:p>
      <text:p text:style-name="P13"><text:span text:style-name="T4">02 <text:s/>Iniciar caso de uso </text:span><text:span text:style-name="T5">Preencher requerimento</text:span><text:span text:style-name="T4">;</text:span></text:p>
      <text:p text:style-name="P13"><text:span text:style-name="T4">03 <text:s/>Iniciar caso de uso </text:span><text:span text:style-name="T5">Registrar requerimento</text:span><text:span text:style-name="T4">;</text:span></text:p>
      <text:p text:style-name="P12">04 <text:s/>Aluno requisita a confirmação da operação;</text:p>
      <text:p text:style-name="P12">05 <text:s/>Sistema confirma a operação.</text:p>
      <text:p text:style-name="P10"/>
      <text:p text:style-name="P9">11.2<text:tab/>Fluxo Alternativo</text:p>
      <text:p text:style-name="P9"/>
      <text:p text:style-name="P12">No item 01, caso o Aluno não esteja regularmente matriculado no programa, caso de uso termina.</text:p>
      <text:p text:style-name="P12">No item 01, caso o Aluno esteja reprovado naquela disciplina em que deseja requerer o Exame de Suficiência, caso de uso termina.</text:p>
      <text:p text:style-name="P10"/>
      <text:p text:style-name="P10"><text:span text:style-name="T1">Referência: </text:span>RN 7.31, RN 7.34.</text:p>
      <text:p text:style-name="P10"/>
      <text:p text:style-name="P10"/>
      <text:p text:style-name="P9">11 - Caso de Uso C.D.12 – Preencher Requerimento</text:p>
      <text:p text:style-name="P9">ID: C.D.12</text:p>
      <text:p text:style-name="P9">Atores: Aluno</text:p>
      <text:p text:style-name="P9"/>
      <text:p text:style-name="P9">Propósito: <text:span text:style-name="T2">Este caso de uso tem como função preencher requerimento.</text:span></text:p>
      <text:p text:style-name="P9"/>
      <text:p text:style-name="P10"><text:span text:style-name="T1">Descrição: </text:span>Este caso de uso permite a um Aluno preencher um requerimento.</text:p>
      <text:p text:style-name="P9"/>
      <text:p text:style-name="P9">12.1<text:tab/>Fluxo Básico</text:p>
      <text:p text:style-name="P9"/>
      <text:p text:style-name="P12">01 <text:s/>Aluno seleciona o tipo de requerimento que deseja preencher;</text:p>
      <text:p text:style-name="P12">02 <text:s/>Aluno preenche as informações para o requerimento;</text:p>
      <text:p text:style-name="P12">03 <text:s/>Aluno requisita a confirmação da operação;</text:p>
      <text:p text:style-name="P12">04 <text:s/>Sistema confirma a operação.</text:p>
      <text:p text:style-name="P10"/>
      <text:p text:style-name="P9">12.2<text:tab/>Fluxo Alternativo</text:p>
      <text:p text:style-name="P9"/>
      <text:p text:style-name="P12">No item 02, o sistema exibe mensagem contendo campos obrigatórios que não foram preenchidos e aqueles contendo informações inconsistentes, o sistema sugere que sejam fornecidas e alteradas, respectivamente.</text:p>
      <text:p text:style-name="P12">No item 03,. caso o requerimento necessite de uma autorização do orientador <text:span text:style-name="T7">será enviado um e-mail automaticamente após o cadastro do requerimento, dessa forma para o orientador efetuar pelo sistema a autorização.</text:span></text:p>
      <text:p text:style-name="P10"/>
      <text:p text:style-name="P10"><text:span text:style-name="T1">Referência: RN 7.18, RN 7.26, RN 17.2</text:span>.</text:p>
      <text:p text:style-name="P10"/>
      <text:p text:style-name="P10"/>
      <text:p text:style-name="P9">11 - Caso de Uso C.D.13 – Registrar Requerimento</text:p>
      <text:p text:style-name="P9">ID: C.D.13</text:p>
      <text:p text:style-name="P9">Atores: Aluno</text:p>
      <text:p text:style-name="P9"/>
      <text:p text:style-name="P9">Propósito: <text:span text:style-name="T2">Este caso de uso tem como função registrar requerimento.</text:span></text:p>
      <text:p text:style-name="P9"/>
      <text:p text:style-name="P10"><text:span text:style-name="T1">Descrição: </text:span>Este caso de uso permite a um Aluno registar um requerimento.</text:p>
      <text:p text:style-name="P9"/>
      <text:p text:style-name="P9">13.1<text:tab/>Fluxo Básico</text:p>
      <text:p text:style-name="P9"/>
      <text:p text:style-name="P12">01 <text:s/>Aluno seleciona o requerimento a registrar;</text:p>
      <text:p text:style-name="P12">02 <text:s/>Aluno requisita a confirmação da operação;</text:p>
      <text:p text:style-name="P12">03 <text:s/>Sistema confirma a operação.</text:p>
      <text:p text:style-name="P10"/>
      <text:p text:style-name="P9">13.2<text:tab/>Fluxo Alternativo</text:p>
      <text:p text:style-name="P9"/>
      <text:p text:style-name="P12">No item 02, o sistema exibe mensagem contendo campos obrigatórios que não foram preenchidos e aqueles contendo informações inconsistentes, o sistema sugere que sejam fornecidas e alteradas, respectivamente.</text:p>
      <text:p text:style-name="P10"/>
      <text:p text:style-name="P10"><text:span text:style-name="T1">Referência: RN 7.19, RN 7.2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Times New Roman" fo:font-size="12pt" style:font-size-asian="12pt" style:language-asian="en" style:country-asian="U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/>
    </style:style>
    <style:style style:name="Corpo_20_Fluxo" style:display-name="Corpo Fluxo" style:family="paragraph" style:parent-style-name="Standard" style:class="text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Discente – Versão 0.1</text:p>
      </style:header>
      <style:footer>
        <text:p text:style-name="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Tarcia T</meta:initial-creator>
    <meta:creation-date>2006-06-03T21:51:29</meta:creation-date>
    <dc:date>2006-06-09T11:02:06</dc:date>
    <dc:language>pt-BR</dc:language>
    <meta:editing-cycles>35</meta:editing-cycles>
    <meta:editing-duration>PT1H50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9" meta:paragraph-count="208" meta:word-count="2386" meta:character-count="14716"/>
  </office:meta>
</office:document-meta>
</file>